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778cm" svg:height="1.778cm" svg:x="5.66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8cm" svg:height="1.778cm" svg:x="5.667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27cm" svg:y1="7.959cm" svg:x2="5.185cm" svg:y2="7.217cm" draw:start-shape="id1" draw:start-glue-point="5" draw:end-shape="id2" draw:end-glue-point="9" svg:d="M5927 7959l-742-742" svg:viewBox="0 0 743 743">
          <text:p/>
        </draw:connector>
        <draw:connector draw:style-name="gr2" draw:text-style-name="P2" draw:layer="layout" draw:type="line" svg:x1="5.927cm" svg:y1="5.217cm" svg:x2="5.185cm" svg:y2="5.959cm" draw:start-shape="id3" draw:start-glue-point="7" draw:end-shape="id2" draw:end-glue-point="11" svg:d="M5927 5217l-742 742" svg:viewBox="0 0 743 743">
          <text:p/>
        </draw:connector>
        <draw:custom-shape draw:style-name="gr3" draw:text-style-name="P1" xml:id="id4" draw:id="id4" draw:layer="layout" svg:width="2.159cm" svg:height="0.889cm" svg:x="9.959cm" svg:y="6.139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667cm" svg:height="0.889cm" svg:x="5.218cm" svg:y="2.197cm">
          <text:p text:style-name="P1">conflict-1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667cm" svg:height="0.889cm" svg:x="5.218cm" svg:y="10.09cm">
          <text:p text:style-name="P1">conflict-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959cm" svg:y1="6.583cm" svg:x2="9.445cm" svg:y2="6.588cm" draw:start-shape="id4" draw:start-glue-point="3" draw:end-shape="id5" draw:end-glue-point="10" svg:d="M9959 6583l-514 5" svg:viewBox="0 0 515 6">
          <text:p/>
        </draw:connector>
        <draw:connector draw:style-name="gr2" draw:text-style-name="P2" draw:layer="layout" draw:type="line" svg:x1="6.551cm" svg:y1="3.086cm" svg:x2="6.556cm" svg:y2="3.699cm" draw:start-shape="id6" draw:start-glue-point="2" draw:end-shape="id3" draw:end-glue-point="4" svg:d="M6551 3086l5 613" svg:viewBox="0 0 6 614">
          <text:p/>
        </draw:connector>
        <draw:connector draw:style-name="gr2" draw:text-style-name="P2" draw:layer="layout" draw:type="line" svg:x1="6.551cm" svg:y1="10.09cm" svg:x2="6.556cm" svg:y2="9.477cm" draw:start-shape="id7" draw:start-glue-point="0" draw:end-shape="id1" draw:end-glue-point="8" svg:d="M6551 10090l5-613" svg:viewBox="0 0 6 614">
          <text:p/>
        </draw:connector>
        <draw:custom-shape draw:style-name="gr1" draw:text-style-name="P1" xml:id="id5" draw:id="id5" draw:layer="layout" svg:width="1.778cm" svg:height="1.778cm" svg:x="7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927cm" svg:y1="5.959cm" svg:x2="7.185cm" svg:y2="5.217cm" draw:start-shape="id5" draw:start-glue-point="5" draw:end-shape="id3" draw:end-glue-point="9" svg:d="M7927 5959l-742-742" svg:viewBox="0 0 743 743">
          <text:p/>
        </draw:connector>
        <draw:connector draw:style-name="gr2" draw:text-style-name="P2" draw:layer="layout" draw:type="line" svg:x1="7.927cm" svg:y1="7.217cm" svg:x2="7.185cm" svg:y2="7.959cm" draw:start-shape="id5" draw:start-glue-point="7" draw:end-shape="id1" draw:end-glue-point="11" svg:d="M7927 7217l-742 742" svg:viewBox="0 0 743 7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0T01:58:07.234083221</dc:date>
    <meta:editing-duration>PT13M48S</meta:editing-duration>
    <meta:editing-cycles>7</meta:editing-cycles>
    <meta:generator>LibreOffice/6.2.3.2$Linux_X86_64 LibreOffice_project/20$Build-2</meta:generator>
    <meta:document-statistic meta:object-count="15"/>
  </office:meta>
</office:document-meta>
</file>